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5af4"/>
    </style:style>
    <style:style style:name="P2" style:family="paragraph" style:parent-style-name="Standard">
      <style:text-properties officeooo:rsid="00195af4" officeooo:paragraph-rsid="00195af4"/>
    </style:style>
    <style:style style:name="P3" style:family="paragraph" style:parent-style-name="Standard">
      <style:text-properties officeooo:rsid="001b8806" officeooo:paragraph-rsid="001b8806"/>
    </style:style>
    <style:style style:name="P4" style:family="paragraph" style:parent-style-name="Standard">
      <style:text-properties officeooo:rsid="001c891a"/>
    </style:style>
    <style:style style:name="T1" style:family="text">
      <style:text-properties officeooo:rsid="001a4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UC <text:s/></text:p>
      <text:p text:style-name="P4">tot</text:p>
      <text:p text:style-name="P3">PS : pour chacun de vos UC définir des sous-UC si besoins et spécifier des story (cf cours bruno sur SCRUM)</text:p>
      <text:p text:style-name="P1"/>
      <text:p text:style-name="P2">Coté appli :</text:p>
      <text:p text:style-name="P2"/>
      <text:p text:style-name="P2">créer un vote (chrisH)</text:p>
      <text:p text:style-name="P2">répondre a un vote (chrisH) </text:p>
      <text:p text:style-name="P2">ajouter/supprimer/modifier contacts (chrisH)</text:p>
      <text:p text:style-name="P2">s'inscrire / se désinscrire (pierre)</text:p>
      <text:p text:style-name="P2">parcourir son historique de vote (ludo)</text:p>
      <text:p text:style-name="P2">modifier son pseudo/MDP (pierre)</text:p>
      <text:p text:style-name="P2">administrer son vote (ludo)</text:p>
      <text:p text:style-name="P2"/>
      <text:p text:style-name="P2">Coté serveur :</text:p>
      <text:p text:style-name="P2"/>
      <text:p text:style-name="P2">gerer comptes ( kevin)</text:p>
      <text:p text:style-name="P2">recevoir message (chrisI)</text:p>
      <text:p text:style-name="P2">envoyer message (chrisI)</text:p>
      <text:p text:style-name="P2">inviter participants (kevin)</text:p>
      <text:p text:style-name="P2">gerer connections (sebastien)</text:p>
      <text:p text:style-name="P2">gérer opérations crud <text:span text:style-name="T1">(sebastien)</text:span></text:p>
      <text:p text:style-name="P2">verifier/confirmer resultat du vote (ismael)</text:p>
      <text:p text:style-name="P2">récupérer les résultats (isamel)</text:p>
      <text:p text:style-name="P2">traitement du message (chris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52:51.717102000</meta:creation-date>
    <dc:date>2015-04-22T18:46:10.527974005</dc:date>
    <meta:editing-duration>PT7M52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95" meta:character-count="645" meta:non-whitespace-character-count="568"/>
  </office:meta>
</office:document-meta>
</file>